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69cm"/>
    </style:style>
    <style:style style:name="co2" style:family="table-column">
      <style:table-column-properties fo:break-before="auto" style:column-width="2.536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0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9966" fo:border="0.002cm solid #000000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fo:border="0.002cm solid #000000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Default"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99" fo:border-left="0.002cm solid #000000" fo:border-right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Default" style:data-style-name="N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fff99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fo:background-color="#ffff99" style:diagonal-bl-tr="none" style:diagonal-tl-br="none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fo:background-color="#ff9966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3">
      <style:table-cell-properties fo:border-bottom="0.002cm solid #000000" fo:background-color="#ffff99" style:diagonal-bl-tr="none" style:diagonal-tl-br="none" fo:border-left="none" fo:border-right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3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3">
      <style:table-cell-properties fo:border-bottom="none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0">
      <style:table-cell-properties fo:border-bottom="none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204">
      <style:table-cell-properties fo:border-bottom="none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48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border-bottom="0.002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fo:border-bottom="0.002cm solid #000000" fo:background-color="#ffff99" style:diagonal-bl-tr="none" style:diagonal-tl-br="none" fo:border-left="none" fo:border-right="0.002cm solid #000000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border-right="0.002cm solid #000000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0.002cm solid #000000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-bottom="0.002cm solid #000000" style:diagonal-bl-tr="none" style:diagonal-tl-br="none" fo:border-left="none" fo:border-right="0.002cm solid #000000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3">
      <style:text-properties fo:color="#ff99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style:diagonal-bl-tr="none" style:diagonal-tl-br="none" fo:border="none"/>
      <style:text-properties fo:color="#ff99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table table:name="E_block Financ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48" table:default-cell-style-name="ce3"/>
        <table:table-column table:style-name="co6" table:number-columns-repeated="3" table:default-cell-style-name="Default"/>
        <table:table-row table:style-name="ro1">
          <table:table-cell table:style-name="ce1" office:value-type="string">
            <text:p>งบกำไรขาดทุน</text:p>
          </table:table-cell>
          <table:table-cell table:style-name="ce13" office:value-type="string">
            <text:p>Year 1</text:p>
          </table:table-cell>
          <table:table-cell table:style-name="ce13" office:value-type="string">
            <text:p>Year 2</text:p>
          </table:table-cell>
          <table:table-cell table:style-name="ce13" office:value-type="string">
            <text:p>Year 3</text:p>
          </table:table-cell>
          <table:table-cell table:style-name="ce13" office:value-type="string">
            <text:p>Year 4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รายได้</text:p>
          </table:table-cell>
          <table:table-cell table:number-columns-repeated="255"/>
        </table:table-row>
        <table:table-row table:style-name="ro1">
          <table:table-cell office:value-type="string">
            <text:p><text:s text:c="3"/>รายได้จากการขายฮาร์ดแวร์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7700000">
            <text:p>27,700,000</text:p>
          </table:table-cell>
          <table:table-cell table:style-name="ce14" office:value-type="float" office:value="30400000">
            <text:p>30,400,000</text:p>
          </table:table-cell>
          <table:table-cell table:style-name="ce14" office:value-type="float" office:value="33300000">
            <text:p>33,300,000</text:p>
          </table:table-cell>
          <table:table-cell table:number-columns-repeated="251"/>
        </table:table-row>
        <table:table-row table:style-name="ro1">
          <table:table-cell office:value-type="string">
            <text:p><text:s text:c="3"/>รายได้อื่น</text:p>
          </table:table-cell>
          <table:table-cell table:style-name="ce14" table:formula="oooc:=SUM([$Sheet2.E7:.P7])" office:value-type="float" office:value="0">
            <text:p>0</text:p>
          </table:table-cell>
          <table:table-cell table:style-name="ce14" table:formula="oooc:=SUM([$Sheet2.Q7:.AB7])" office:value-type="float" office:value="0">
            <text:p>0</text:p>
          </table:table-cell>
          <table:table-cell table:style-name="ce14" table:formula="oooc:=SUM([$Sheet2.AC7:.AN7])" office:value-type="float" office:value="0">
            <text:p>0</text:p>
          </table:table-cell>
          <table:table-cell table:style-name="ce14" table:formula="oooc:=SUM([$Sheet2.AO7:.AZ7])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รวมรายรับ</text:p>
          </table:table-cell>
          <table:table-cell table:style-name="ce15" table:formula="oooc:=SUM([.B3:.B4])" office:value-type="float" office:value="0">
            <text:p>0</text:p>
          </table:table-cell>
          <table:table-cell table:style-name="ce15" table:formula="oooc:=SUM([.C3:.C4])" office:value-type="float" office:value="27700000">
            <text:p>27,700,000</text:p>
          </table:table-cell>
          <table:table-cell table:style-name="ce15" table:formula="oooc:=SUM([.D3:.D4])" office:value-type="float" office:value="30400000">
            <text:p>30,400,000</text:p>
          </table:table-cell>
          <table:table-cell table:style-name="ce15" table:formula="oooc:=SUM([.E3:.E4])" office:value-type="float" office:value="33300000">
            <text:p>33,300,00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ต้นทุนปฎิบัติการ</text:p>
          </table:table-cell>
          <table:table-cell table:style-name="ce14" table:number-columns-repeated="4"/>
          <table:table-cell table:number-columns-repeated="251"/>
        </table:table-row>
        <table:table-row table:style-name="ro1">
          <table:table-cell office:value-type="string">
            <text:p><text:s text:c="3"/>เงินเดือนพนักงาน</text:p>
          </table:table-cell>
          <table:table-cell table:style-name="ce14" office:value-type="float" office:value="2220000">
            <text:p>2,220,000</text:p>
          </table:table-cell>
          <table:table-cell table:style-name="ce14" office:value-type="float" office:value="2200000">
            <text:p>2,200,000</text:p>
          </table:table-cell>
          <table:table-cell table:number-columns-repeated="2" table:style-name="ce14" office:value-type="float" office:value="3180000">
            <text:p>3,180,000</text:p>
          </table:table-cell>
          <table:table-cell table:number-columns-repeated="251"/>
        </table:table-row>
        <table:table-row table:style-name="ro2">
          <table:table-cell office:value-type="string">
            <text:p><text:s text:c="3"/>ค่าจ้างผลิตฮาร์ดแวร์ (50% ยอดขาย)</text:p>
          </table:table-cell>
          <table:table-cell table:style-name="ce14" office:value-type="float" office:value="0">
            <text:p>0</text:p>
          </table:table-cell>
          <table:table-cell table:style-name="ce14" table:formula="oooc:=([.C3]*50/100)" office:value-type="float" office:value="13850000">
            <text:p>13,850,000</text:p>
          </table:table-cell>
          <table:table-cell table:style-name="ce14" table:formula="oooc:=([.D3]*50/100)" office:value-type="float" office:value="15200000">
            <text:p>15,200,000</text:p>
          </table:table-cell>
          <table:table-cell table:style-name="ce14" table:formula="oooc:=([.E3]*50/100)" office:value-type="float" office:value="16650000">
            <text:p>16,650,000</text:p>
          </table:table-cell>
          <table:table-cell table:number-columns-repeated="251"/>
        </table:table-row>
        <table:table-row table:style-name="ro1">
          <table:table-cell table:style-name="ce5" office:value-type="string">
            <text:p>รวม</text:p>
          </table:table-cell>
          <table:table-cell table:style-name="ce14" table:formula="oooc:=SUM([.B7:.B8])" office:value-type="float" office:value="2220000">
            <text:p>2,220,000</text:p>
          </table:table-cell>
          <table:table-cell table:style-name="ce14" table:formula="oooc:=SUM([.C7:.C8])" office:value-type="float" office:value="16050000">
            <text:p>16,050,000</text:p>
          </table:table-cell>
          <table:table-cell table:style-name="ce14" table:formula="oooc:=SUM([.D7:.D8])" office:value-type="float" office:value="18380000">
            <text:p>18,380,000</text:p>
          </table:table-cell>
          <table:table-cell table:style-name="ce14" table:formula="oooc:=SUM([.E7:.E8])" office:value-type="float" office:value="19830000">
            <text:p>19,830,000</text:p>
          </table:table-cell>
          <table:table-cell table:number-columns-repeated="251"/>
        </table:table-row>
        <table:table-row table:style-name="ro1">
          <table:table-cell table:style-name="ce6" office:value-type="string">
            <text:p>กำไรขั้นต้น</text:p>
          </table:table-cell>
          <table:table-cell table:style-name="ce16" table:formula="oooc:=+[.B5]-[.B9]" office:value-type="float" office:value="-2220000">
            <text:p>-2,220,000</text:p>
          </table:table-cell>
          <table:table-cell table:style-name="ce16" table:formula="oooc:=+[.C5]-[.C9]" office:value-type="float" office:value="11650000">
            <text:p>11,650,000</text:p>
          </table:table-cell>
          <table:table-cell table:style-name="ce16" table:formula="oooc:=+[.D5]-[.D9]" office:value-type="float" office:value="12020000">
            <text:p>12,020,000</text:p>
          </table:table-cell>
          <table:table-cell table:style-name="ce16" table:formula="oooc:=+[.E5]-[.E9]" office:value-type="float" office:value="13470000">
            <text:p>13,470,000</text:p>
          </table:table-cell>
          <table:table-cell table:number-columns-repeated="251"/>
        </table:table-row>
        <table:table-row table:style-name="ro1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ce2" office:value-type="string">
            <text:p>ค่าใช้จ่ายดำเนินงาน</text:p>
          </table:table-cell>
          <table:table-cell table:number-columns-repeated="2" table:style-name="ce14" office:value-type="float" office:value="360000">
            <text:p>360,000</text:p>
          </table:table-cell>
          <table:table-cell table:number-columns-repeated="2" table:style-name="ce14" office:value-type="float" office:value="540000">
            <text:p>540,000</text:p>
          </table:table-cell>
          <table:table-cell table:number-columns-repeated="251"/>
        </table:table-row>
        <table:table-row table:style-name="ro2">
          <table:table-cell office:value-type="string">
            <text:p>(5000 /คน)</text:p>
          </table:table-cell>
          <table:table-cell table:style-name="ce14" table:number-columns-repeated="4"/>
          <table:table-cell table:number-columns-repeated="251"/>
        </table:table-row>
        <table:table-row table:style-name="ro1">
          <table:table-cell table:style-name="ce5" office:value-type="string">
            <text:p>รวม</text:p>
          </table:table-cell>
          <table:table-cell table:style-name="ce17" table:formula="oooc:=SUM([.B12:.B12])" office:value-type="float" office:value="360000">
            <text:p>360,000</text:p>
          </table:table-cell>
          <table:table-cell table:style-name="ce17" table:formula="oooc:=SUM([.C12:.C12])" office:value-type="float" office:value="360000">
            <text:p>360,000</text:p>
          </table:table-cell>
          <table:table-cell table:style-name="ce17" table:formula="oooc:=SUM([.D12:.D12])" office:value-type="float" office:value="540000">
            <text:p>540,000</text:p>
          </table:table-cell>
          <table:table-cell table:style-name="ce17" table:formula="oooc:=SUM([.E12:.E12])" office:value-type="float" office:value="540000">
            <text:p>540,00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ค่าใช้จ่ายในการขายและทำตลาด</text:p>
          </table:table-cell>
          <table:table-cell table:style-name="ce14" table:formula="oooc:=SUM([$Sheet2.E30:.P30])" office:value-type="float" office:value="0">
            <text:p>0</text:p>
          </table:table-cell>
          <table:table-cell table:style-name="ce14" table:formula="oooc:=([.C3]*30/100)" office:value-type="float" office:value="8310000">
            <text:p>8,310,000</text:p>
          </table:table-cell>
          <table:table-cell table:style-name="ce14" table:formula="oooc:=([.D3]*30/100)" office:value-type="float" office:value="9120000">
            <text:p>9,120,000</text:p>
          </table:table-cell>
          <table:table-cell table:style-name="ce14" table:formula="oooc:=([.E3]*30/100)" office:value-type="float" office:value="9990000">
            <text:p>9,990,000</text:p>
          </table:table-cell>
          <table:table-cell table:number-columns-repeated="251"/>
        </table:table-row>
        <table:table-row table:style-name="ro2">
          <table:table-cell office:value-type="string">
            <text:p>(30% ของยอดขาย)</text:p>
          </table:table-cell>
          <table:table-cell table:style-name="ce14" table:number-columns-repeated="4"/>
          <table:table-cell table:number-columns-repeated="251"/>
        </table:table-row>
        <table:table-row table:style-name="ro1">
          <table:table-cell table:style-name="ce5" office:value-type="string">
            <text:p>รวม</text:p>
          </table:table-cell>
          <table:table-cell table:style-name="ce17" table:formula="oooc:=SUM([.B15:.B16])" office:value-type="float" office:value="0">
            <text:p>0</text:p>
          </table:table-cell>
          <table:table-cell table:style-name="ce17" table:formula="oooc:=SUM([.C15:.C16])" office:value-type="float" office:value="8310000">
            <text:p>8,310,000</text:p>
          </table:table-cell>
          <table:table-cell table:style-name="ce17" table:formula="oooc:=SUM([.D15:.D16])" office:value-type="float" office:value="9120000">
            <text:p>9,120,000</text:p>
          </table:table-cell>
          <table:table-cell table:style-name="ce17" table:formula="oooc:=SUM([.E15:.E16])" office:value-type="float" office:value="9990000">
            <text:p>9,990,000</text:p>
          </table:table-cell>
          <table:table-cell table:number-columns-repeated="251"/>
        </table:table-row>
        <table:table-row table:style-name="ro1">
          <table:table-cell table:style-name="ce7" office:value-type="string">
            <text:p>ค่าใช้จ่ายในการวิจัยพัฒนา</text:p>
          </table:table-cell>
          <table:table-cell table:style-name="ce14" table:number-columns-repeated="4"/>
          <table:table-cell table:number-columns-repeated="251"/>
        </table:table-row>
        <table:table-row table:style-name="ro1">
          <table:table-cell office:value-type="string">
            <text:p><text:s text:c="3"/>ชิ้นส่วนส่วนประกอบในการทำต้นแบบ</text:p>
          </table:table-cell>
          <table:table-cell table:style-name="ce18" office:value-type="float" office:value="300000">
            <text:p>300,0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table:formula="oooc:=SUM([$Sheet2.AO40:.AZ40])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5" office:value-type="string">
            <text:p>รวม</text:p>
          </table:table-cell>
          <table:table-cell table:style-name="ce17" table:formula="oooc:=SUM([.B19:.B19])" office:value-type="float" office:value="300000">
            <text:p>300,000</text:p>
          </table:table-cell>
          <table:table-cell table:style-name="ce17" table:formula="oooc:=SUM([.C19:.C19])" office:value-type="float" office:value="0">
            <text:p>0</text:p>
          </table:table-cell>
          <table:table-cell table:style-name="ce17" table:formula="oooc:=SUM([.D19:.D19])" office:value-type="float" office:value="0">
            <text:p>0</text:p>
          </table:table-cell>
          <table:table-cell table:style-name="ce17" table:formula="oooc:=SUM([.E19:.E19])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8" office:value-type="string">
            <text:p>ค่าใช้จ่ายรวม</text:p>
          </table:table-cell>
          <table:table-cell table:style-name="ce16" table:formula="oooc:=[.B14]+[.B17]+[.B20]" office:value-type="float" office:value="660000">
            <text:p>660,000</text:p>
          </table:table-cell>
          <table:table-cell table:style-name="ce16" table:formula="oooc:=[.C14]+[.C17]+[.C20]" office:value-type="float" office:value="8670000">
            <text:p>8,670,000</text:p>
          </table:table-cell>
          <table:table-cell table:style-name="ce16" table:formula="oooc:=[.D14]+[.D17]+[.D20]" office:value-type="float" office:value="9660000">
            <text:p>9,660,000</text:p>
          </table:table-cell>
          <table:table-cell table:style-name="ce16" table:formula="oooc:=[.E14]+[.E17]+[.E20]" office:value-type="float" office:value="10530000">
            <text:p>10,530,000</text:p>
          </table:table-cell>
          <table:table-cell table:number-columns-repeated="251"/>
        </table:table-row>
        <table:table-row table:style-name="ro1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office:value-type="string">
            <text:p>กำไรก่อนหักภาษี</text:p>
          </table:table-cell>
          <table:table-cell table:style-name="ce14" table:formula="oooc:=+[.B10]-[.B21]" office:value-type="float" office:value="-2880000">
            <text:p>-2,880,000</text:p>
          </table:table-cell>
          <table:table-cell table:style-name="ce14" table:formula="oooc:=+[.C10]-[.C21]" office:value-type="float" office:value="2980000">
            <text:p>2,980,000</text:p>
          </table:table-cell>
          <table:table-cell table:style-name="ce14" table:formula="oooc:=+[.D10]-[.D21]" office:value-type="float" office:value="2360000">
            <text:p>2,360,000</text:p>
          </table:table-cell>
          <table:table-cell table:style-name="ce14" table:formula="oooc:=+[.E10]-[.E21]" office:value-type="float" office:value="2940000">
            <text:p>2,940,000</text:p>
          </table:table-cell>
          <table:table-cell table:number-columns-repeated="251"/>
        </table:table-row>
        <table:table-row table:style-name="ro2">
          <table:table-cell office:value-type="string">
            <text:p>ดอกเบี้ย (7% ของต้นทุนปฎิบัติการ/2) </text:p>
          </table:table-cell>
          <table:table-cell table:style-name="ce19"/>
          <table:table-cell table:style-name="ce17" table:formula="oooc:=([.C9]*(7/100))/2" office:value-type="float" office:value="561750">
            <text:p>561,750</text:p>
          </table:table-cell>
          <table:table-cell table:style-name="ce17" table:formula="oooc:=([.D9]*(7/100))/2" office:value-type="float" office:value="643300">
            <text:p>643,300</text:p>
          </table:table-cell>
          <table:table-cell table:style-name="ce17" table:formula="oooc:=([.E9]*(7/100))/2" office:value-type="float" office:value="694050">
            <text:p>694,050</text:p>
          </table:table-cell>
          <table:table-cell table:number-columns-repeated="251"/>
        </table:table-row>
        <table:table-row table:style-name="ro2">
          <table:table-cell office:value-type="string">
            <text:p>ภาษีเงินได้นิติบุคคล (30%)</text:p>
          </table:table-cell>
          <table:table-cell table:style-name="ce17" table:formula="oooc:=IF([.B23]&gt;0;[.B23]*0.3;0)" office:value-type="float" office:value="0">
            <text:p>0</text:p>
          </table:table-cell>
          <table:table-cell table:style-name="ce17" table:formula="oooc:=IF([.C23]&gt;0;[.C23]*0.3;0)" office:value-type="float" office:value="894000">
            <text:p>894,000</text:p>
          </table:table-cell>
          <table:table-cell table:style-name="ce14" table:formula="oooc:=IF([.D23]&gt;0;[.D23]*0.3;0)" office:value-type="float" office:value="708000">
            <text:p>708,000</text:p>
          </table:table-cell>
          <table:table-cell table:style-name="ce14" table:formula="oooc:=IF([.E23]&gt;0;[.E23]*0.3;0)" office:value-type="float" office:value="882000">
            <text:p>882,000</text:p>
          </table:table-cell>
          <table:table-cell table:number-columns-repeated="251"/>
        </table:table-row>
        <table:table-row table:style-name="ro1">
          <table:table-cell/>
          <table:table-cell table:style-name="ce19" table:number-columns-repeated="4"/>
          <table:table-cell table:number-columns-repeated="251"/>
        </table:table-row>
        <table:table-row table:style-name="ro1">
          <table:table-cell table:style-name="ce2" office:value-type="string">
            <text:p>กำไรสุทธิ</text:p>
          </table:table-cell>
          <table:table-cell table:style-name="ce20" table:formula="oooc:=+[.B23]-[.B25]" office:value-type="float" office:value="-2880000">
            <text:p>-2,880,000</text:p>
          </table:table-cell>
          <table:table-cell table:style-name="ce20" table:formula="oooc:=+[.C23]-[.C25]-[.C24]" office:value-type="float" office:value="1524250">
            <text:p>1,524,250</text:p>
          </table:table-cell>
          <table:table-cell table:style-name="ce20" table:formula="oooc:=+[.D23]-[.D25]-[.D24]" office:value-type="float" office:value="1008700">
            <text:p>1,008,700</text:p>
          </table:table-cell>
          <table:table-cell table:style-name="ce20" table:formula="oooc:=+[.E23]-[.E25]-[.E24]" office:value-type="float" office:value="1363950">
            <text:p>1,363,95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งบกระแสเงินสด</text:p>
          </table:table-cell>
          <table:table-cell table:style-name="ce21" office:value-type="string">
            <text:p>Year 1</text:p>
          </table:table-cell>
          <table:table-cell table:style-name="ce21" office:value-type="string">
            <text:p>Year 2</text:p>
          </table:table-cell>
          <table:table-cell table:style-name="ce21" office:value-type="string">
            <text:p>Year 3</text:p>
          </table:table-cell>
          <table:table-cell table:style-name="ce21" office:value-type="string">
            <text:p>Year 4</text:p>
          </table:table-cell>
          <table:table-cell table:number-columns-repeated="251"/>
        </table:table-row>
        <table:table-row table:style-name="ro1">
          <table:table-cell/>
          <table:table-cell table:style-name="ce19" table:number-columns-repeated="4"/>
          <table:table-cell table:number-columns-repeated="251"/>
        </table:table-row>
        <table:table-row table:style-name="ro1">
          <table:table-cell table:style-name="ce2" office:value-type="string">
            <text:p>กระแสเงินสดจากการดำเนินงาน</text:p>
          </table:table-cell>
          <table:table-cell table:style-name="ce19" table:number-columns-repeated="4"/>
          <table:table-cell table:number-columns-repeated="251"/>
        </table:table-row>
        <table:table-row table:style-name="ro1">
          <table:table-cell table:style-name="ce10" office:value-type="string">
            <text:p>กำไรสุทธิ</text:p>
          </table:table-cell>
          <table:table-cell table:style-name="ce22" table:formula="oooc:=+[.B27]" office:value-type="float" office:value="-2880000">
            <text:p>-2,880,000</text:p>
          </table:table-cell>
          <table:table-cell table:style-name="ce22" table:formula="oooc:=+[.C27]" office:value-type="float" office:value="1524250">
            <text:p>1,524,250</text:p>
          </table:table-cell>
          <table:table-cell table:style-name="ce22" table:formula="oooc:=+[.D27]" office:value-type="float" office:value="1008700">
            <text:p>1,008,700</text:p>
          </table:table-cell>
          <table:table-cell table:style-name="ce38" table:formula="oooc:=+[.E27]" office:value-type="float" office:value="1363950">
            <text:p>1,363,950</text:p>
          </table:table-cell>
          <table:table-cell table:number-columns-repeated="251"/>
        </table:table-row>
        <table:table-row table:style-name="ro1">
          <table:table-cell/>
          <table:table-cell table:style-name="ce19" table:number-columns-repeated="4"/>
          <table:table-cell table:number-columns-repeated="251"/>
        </table:table-row>
        <table:table-row table:style-name="ro1">
          <table:table-cell table:style-name="ce2" office:value-type="string">
            <text:p>กระแสเงินสดจากการดำเนินงานสุทธิ</text:p>
          </table:table-cell>
          <table:table-cell table:style-name="ce17" table:formula="oooc:=SUM([.B32:.B33])" office:value-type="float" office:value="-2880000">
            <text:p>-2,880,000</text:p>
          </table:table-cell>
          <table:table-cell table:style-name="ce17" table:formula="oooc:=SUM([.C32:.C33])" office:value-type="float" office:value="1524250">
            <text:p>1,524,250</text:p>
          </table:table-cell>
          <table:table-cell table:style-name="ce17" table:formula="oooc:=SUM([.D32:.D33])" office:value-type="float" office:value="1008700">
            <text:p>1,008,700</text:p>
          </table:table-cell>
          <table:table-cell table:style-name="ce17" table:formula="oooc:=SUM([.E32:.E33])" office:value-type="float" office:value="1363950">
            <text:p>1,363,950</text:p>
          </table:table-cell>
          <table:table-cell table:number-columns-repeated="251"/>
        </table:table-row>
        <table:table-row table:style-name="ro1">
          <table:table-cell/>
          <table:table-cell table:style-name="ce19" table:number-columns-repeated="4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วิเคราะห์ผลตอบแทนการลงทุน</text:p>
          </table:table-cell>
          <table:table-cell table:style-name="ce23" office:value-type="string">
            <text:p>Year 1</text:p>
          </table:table-cell>
          <table:table-cell table:style-name="ce32" office:value-type="string">
            <text:p>Year 2</text:p>
          </table:table-cell>
          <table:table-cell table:style-name="ce32" office:value-type="string">
            <text:p>Year 3</text:p>
          </table:table-cell>
          <table:table-cell table:style-name="ce39" office:value-type="string">
            <text:p>Year 4</text:p>
          </table:table-cell>
          <table:table-cell table:number-columns-repeated="251"/>
        </table:table-row>
        <table:table-row table:style-name="ro1">
          <table:table-cell table:style-name="ce11" office:value-type="string">
            <text:p>เงินลงทุน</text:p>
          </table:table-cell>
          <table:table-cell table:style-name="ce24" office:value-type="float" office:value="3000000">
            <text:p>3,000,00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เงินทุนหมุนเวียนของกิจการ</text:p>
          </table:table-cell>
          <table:table-cell table:style-name="ce25" table:formula="oooc:=[.B38]+[.B34]" office:value-type="float" office:value="120000">
            <text:p>120,000</text:p>
          </table:table-cell>
          <table:table-cell table:style-name="ce33" table:formula="oooc:=[.C38]+[.C34]+[.B39]" office:value-type="float" office:value="1644250">
            <text:p>1,644,250</text:p>
          </table:table-cell>
          <table:table-cell table:style-name="ce33" table:formula="oooc:=[.D38]+[.D34]+[.C39]" office:value-type="float" office:value="2652950">
            <text:p>2,652,950</text:p>
          </table:table-cell>
          <table:table-cell table:style-name="ce40" table:formula="oooc:=[.E38]+[.E34]+[.D39]" office:value-type="float" office:value="4016900">
            <text:p>4,016,900</text:p>
          </table:table-cell>
          <table:table-cell table:style-name="ce44" office:value-type="string">
            <text:p><text:s/></text:p>
          </table:table-cell>
          <table:table-cell table:style-name="ce45" office:value-type="string">
            <text:p><text:s/></text:p>
          </table:table-cell>
          <table:table-cell table:number-columns-repeated="246"/>
          <table:table-cell table:style-name="ce3" table:number-columns-repeated="2"/>
          <table:table-cell/>
        </table:table-row>
        <table:table-row table:style-name="ro1">
          <table:table-cell table:style-name="ce12" office:value-type="string">
            <text:p>การเปลี่ยนแปลงเงินทุนหมุนเวียน</text:p>
          </table:table-cell>
          <table:table-cell table:style-name="ce26" table:formula="oooc:=[.B39]" office:value-type="float" office:value="120000">
            <text:p>120,000</text:p>
          </table:table-cell>
          <table:table-cell table:style-name="ce17" table:formula="oooc:=+[.C39]-[.B39]" office:value-type="float" office:value="1524250">
            <text:p>1,524,250</text:p>
          </table:table-cell>
          <table:table-cell table:style-name="ce17" table:formula="oooc:=+[.D39]-[.C39]" office:value-type="float" office:value="1008700">
            <text:p>1,008,700</text:p>
          </table:table-cell>
          <table:table-cell table:style-name="ce41" table:formula="oooc:=+[.E39]-[.D39]" office:value-type="float" office:value="1363950">
            <text:p>1,363,950</text:p>
          </table:table-cell>
          <table:table-cell table:number-columns-repeated="2" table:style-name="ce17" office:value-type="string">
            <text:p><text:s/></text:p>
          </table:table-cell>
          <table:table-cell table:number-columns-repeated="246"/>
          <table:table-cell table:style-name="ce3" table:number-columns-repeated="2"/>
          <table:table-cell/>
        </table:table-row>
        <table:table-row table:style-name="ro1">
          <table:table-cell table:style-name="ce2"/>
          <table:table-cell table:style-name="ce25"/>
          <table:table-cell table:style-name="ce33" table:number-columns-repeated="2"/>
          <table:table-cell table:style-name="ce40"/>
          <table:table-cell table:style-name="ce44"/>
          <table:table-cell table:style-name="ce45"/>
          <table:table-cell table:number-columns-repeated="246"/>
          <table:table-cell table:style-name="ce3" table:number-columns-repeated="2"/>
          <table:table-cell/>
        </table:table-row>
        <table:table-row table:style-name="ro1">
          <table:table-cell table:style-name="ce2" office:value-type="string">
            <text:p>กำไรก่อนหักดอกเบี้ยและภาษี</text:p>
          </table:table-cell>
          <table:table-cell table:style-name="ce26" table:formula="oooc:=+[.B23]" office:value-type="float" office:value="-2880000">
            <text:p>-2,880,000</text:p>
          </table:table-cell>
          <table:table-cell table:style-name="ce17" table:formula="oooc:=+[.C23]" office:value-type="float" office:value="2980000">
            <text:p>2,980,000</text:p>
          </table:table-cell>
          <table:table-cell table:style-name="ce17" table:formula="oooc:=+[.D23]" office:value-type="float" office:value="2360000">
            <text:p>2,360,000</text:p>
          </table:table-cell>
          <table:table-cell table:style-name="ce41" table:formula="oooc:=+[.E23]" office:value-type="float" office:value="2940000">
            <text:p>2,940,000</text:p>
          </table:table-cell>
          <table:table-cell table:number-columns-repeated="251"/>
        </table:table-row>
        <table:table-row table:style-name="ro1">
          <table:table-cell/>
          <table:table-cell table:style-name="ce27"/>
          <table:table-cell table:style-name="ce19" table:number-columns-repeated="2"/>
          <table:table-cell table:style-name="ce42"/>
          <table:table-cell table:number-columns-repeated="251"/>
        </table:table-row>
        <table:table-row table:style-name="ro1">
          <table:table-cell table:style-name="ce2" office:value-type="string">
            <text:p>กระแสเงินสดที่ปลอดภาระ</text:p>
          </table:table-cell>
          <table:table-cell table:style-name="ce26" table:formula="oooc:=[.B42]-[.B40]" office:value-type="float" office:value="-3000000">
            <text:p>-3,000,000</text:p>
          </table:table-cell>
          <table:table-cell table:style-name="ce17" table:formula="oooc:=[.C42]-[.C40]" office:value-type="float" office:value="1455750">
            <text:p>1,455,750</text:p>
          </table:table-cell>
          <table:table-cell table:style-name="ce17" table:formula="oooc:=[.D42]-[.D40]" office:value-type="float" office:value="1351300">
            <text:p>1,351,300</text:p>
          </table:table-cell>
          <table:table-cell table:style-name="ce41" table:formula="oooc:=[.E42]-[.E40]" office:value-type="float" office:value="1576050">
            <text:p>1,576,05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มูลค่าปัจจุบันของกระแสเงินสดที่ปลอดภาระ</text:p>
          </table:table-cell>
          <table:table-cell table:style-name="ce26" table:formula="oooc:=+[.B44]/(1+[.$B49])^0" office:value-type="float" office:value="-3000000">
            <text:p>-3,000,000</text:p>
          </table:table-cell>
          <table:table-cell table:style-name="ce17" table:formula="oooc:=+[.C44]/(1+[.$B49])^1" office:value-type="float" office:value="1323409.09090909">
            <text:p>1,323,409</text:p>
          </table:table-cell>
          <table:table-cell table:style-name="ce17" table:formula="oooc:=+[.D44]/(1+[.$B49])^2" office:value-type="float" office:value="1116776.85950413">
            <text:p>1,116,777</text:p>
          </table:table-cell>
          <table:table-cell table:style-name="ce41" table:formula="oooc:=+[.E44]/(1+[.$B49])^3" office:value-type="float" office:value="1184109.69196093">
            <text:p>1,184,11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มูลค่าปัจจุบันสะสมของกระแสเงินสดที่ปลอดภาระ</text:p>
          </table:table-cell>
          <table:table-cell table:style-name="ce26" table:formula="oooc:=+[.B45]" office:value-type="float" office:value="-3000000">
            <text:p>-3,000,000</text:p>
          </table:table-cell>
          <table:table-cell table:style-name="ce17" table:formula="oooc:=+[.B46]+[.C45]" office:value-type="float" office:value="-1676590.90909091">
            <text:p>-1,676,591</text:p>
          </table:table-cell>
          <table:table-cell table:style-name="ce17" table:formula="oooc:=+[.C46]+[.D45]" office:value-type="float" office:value="-559814.049586777">
            <text:p>-559,814</text:p>
          </table:table-cell>
          <table:table-cell table:style-name="ce41" table:formula="oooc:=+[.D46]+[.E45]" office:value-type="float" office:value="624295.642374154">
            <text:p>624,296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27"/>
          <table:table-cell table:style-name="ce19" table:number-columns-repeated="2"/>
          <table:table-cell table:style-name="ce42"/>
          <table:table-cell table:number-columns-repeated="251"/>
        </table:table-row>
        <table:table-row table:style-name="ro1">
          <table:table-cell table:style-name="ce2"/>
          <table:table-cell table:style-name="ce28" office:value-type="string">
            <text:p>4 Years</text:p>
          </table:table-cell>
          <table:table-cell table:style-name="ce34" office:value-type="string">
            <text:p><text:s/></text:p>
          </table:table-cell>
          <table:table-cell table:style-name="ce19"/>
          <table:table-cell table:style-name="ce42"/>
          <table:table-cell table:number-columns-repeated="251"/>
        </table:table-row>
        <table:table-row table:style-name="ro1">
          <table:table-cell table:style-name="ce9" office:value-type="string">
            <text:p>ต้นทุนเงินทุนถัวเฉลี่ยน</text:p>
          </table:table-cell>
          <table:table-cell table:style-name="ce29" office:value-type="percentage" office:value="0.1">
            <text:p>10%</text:p>
          </table:table-cell>
          <table:table-cell table:style-name="ce19" table:number-columns-repeated="2"/>
          <table:table-cell table:style-name="ce42"/>
          <table:table-cell table:number-columns-repeated="251"/>
        </table:table-row>
        <table:table-row table:style-name="ro1">
          <table:table-cell table:style-name="ce2" office:value-type="string">
            <text:p>มูลค่าปัจจุบันสุทธิ</text:p>
          </table:table-cell>
          <table:table-cell table:style-name="ce30" table:formula="oooc:=SUM([.B45:.E45])" office:value-type="float" office:value="624295.642374154">
            <text:p>624,296 </text:p>
          </table:table-cell>
          <table:table-cell table:style-name="ce35" office:value-type="string">
            <text:p><text:s/></text:p>
          </table:table-cell>
          <table:table-cell table:style-name="ce19" office:value-type="string">
            <text:p><text:s/></text:p>
          </table:table-cell>
          <table:table-cell table:style-name="ce42"/>
          <table:table-cell table:number-columns-repeated="251"/>
        </table:table-row>
        <table:table-row table:style-name="ro1">
          <table:table-cell table:style-name="ce2" office:value-type="string">
            <text:p>อัตราผลตอบแทนภายใน</text:p>
          </table:table-cell>
          <table:table-cell table:style-name="ce29" table:formula="oooc:=IRR([.B44:.E44])" office:value-type="percentage" office:value="0.213336085309329">
            <text:p>21%</text:p>
          </table:table-cell>
          <table:table-cell table:style-name="ce36" office:value-type="string">
            <text:p><text:s/></text:p>
          </table:table-cell>
          <table:table-cell table:style-name="ce19"/>
          <table:table-cell table:style-name="ce42"/>
          <table:table-cell table:number-columns-repeated="251"/>
        </table:table-row>
        <table:table-row table:style-name="ro2">
          <table:table-cell table:style-name="ce2" office:value-type="string">
            <text:p>ระยะเวลาคืนทุน</text:p>
          </table:table-cell>
          <table:table-cell table:style-name="ce31" office:value-type="string">
            <text:p>3.5 ปี</text:p>
          </table:table-cell>
          <table:table-cell table:style-name="ce37" table:number-columns-repeated="2"/>
          <table:table-cell table:style-name="ce43"/>
          <table:table-cell table:number-columns-repeated="251"/>
        </table:table-row>
        <table:table-row table:style-name="ro1">
          <table:table-cell/>
          <table:table-cell table:style-name="ce19" table:number-columns-repeated="4"/>
          <table:table-cell table:number-columns-repeated="251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4P0" style:volatile="true">
      <number:text>฿</number:text>
      <number:number number:decimal-places="0" number:min-integer-digits="1" number:grouping="true"/>
    </number:number-style>
    <number:number-style style:name="N144">
      <number:text>-฿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฿</number:text>
      <number:number number:decimal-places="0" number:min-integer-digits="1" number:grouping="true"/>
    </number:number-style>
    <number:number-style style:name="N145">
      <style:text-properties fo:color="#ff0000"/>
      <number:text>-฿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฿</number:text>
      <number:number number:decimal-places="2" number:min-integer-digits="1" number:grouping="true"/>
    </number:number-style>
    <number:number-style style:name="N147">
      <number:text>-฿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฿</number:text>
      <number:number number:decimal-places="2" number:min-integer-digits="1" number:grouping="true"/>
    </number:number-style>
    <number:number-style style:name="N148">
      <style:text-properties fo:color="#ff0000"/>
      <number:text>-฿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</number:number-style>
    <number:number-style style:name="N149">
      <number:text>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text>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number:text>-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฿</number:text>
      <number:number number:decimal-places="0" number:min-integer-digits="1" number:grouping="true"/>
      <number:text> </number:text>
    </number:number-style>
    <number:number-style style:name="N160P1" style:volatile="true">
      <number:text>-฿</number:text>
      <number:number number:decimal-places="0" number:min-integer-digits="1" number:grouping="true"/>
      <number:text> </number:text>
    </number:number-style>
    <number:number-style style:name="N160P2" style:volatile="true">
      <number:text> ฿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฿</number:text>
      <number:number number:decimal-places="2" number:min-integer-digits="1" number:grouping="true"/>
      <number:text> </number:text>
    </number:number-style>
    <number:number-style style:name="N168P1" style:volatile="true">
      <number:text>-฿</number:text>
      <number:number number:decimal-places="2" number:min-integer-digits="1" number:grouping="true"/>
      <number:text> </number:text>
    </number:number-style>
    <number:number-style style:name="N168P2" style:volatile="true">
      <number:text> ฿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integer-digits="3" number:min-exponent-digits="1"/>
    </number:number-style>
    <number:number-style style:name="N174P0" style:volatile="true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174" number:transliteration-format="๑" number:transliteration-language="th" number:transliteration-country="TH" number:transliteration-style="short">
      <number:text>(฿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 number:transliteration-format="๑" number:transliteration-language="th" number:transliteration-country="TH" number:transliteration-style="short">
      <number:text>฿</number:text>
      <number:number number:decimal-places="0" number:min-integer-digits="1" number:grouping="true"/>
      <number:text> </number:text>
    </number:number-style>
    <number:number-style style:name="N175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177" number:transliteration-format="๑" number:transliteration-language="th" number:transliteration-country="TH" number:transliteration-style="short">
      <number:text>(฿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 number:transliteration-format="๑" number:transliteration-language="th" number:transliteration-country="TH" number:transliteration-style="short">
      <number:text>฿</number:text>
      <number:number number:decimal-places="2" number:min-integer-digits="1" number:grouping="true"/>
      <number:text> </number:text>
    </number:number-style>
    <number:number-style style:name="N178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t฿</number:text>
      <number:number number:decimal-places="0" number:min-integer-digits="1" number:grouping="true"/>
      <number:text> </number:text>
    </number:number-style>
    <number:number-style style:name="N180">
      <number:text>(t฿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t฿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t฿</number:text>
      <number:number number:decimal-places="2" number:min-integer-digits="1" number:grouping="true"/>
      <number:text> </number:text>
    </number:number-style>
    <number:number-style style:name="N183">
      <number:text>(t฿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t฿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7P0" style:volatile="true">
      <number:number number:decimal-places="1" number:min-integer-digits="1" number:grouping="true"/>
      <number:text> </number:text>
    </number:number-style>
    <number:number-style style:name="N187P1" style:volatile="true">
      <number:text>-</number:text>
      <number:number number:decimal-places="1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integer-digits="1" number:grouping="true"/>
      <number:text> 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number:number number:decimal-places="3" number:min-integer-digits="1" number:grouping="true"/>
      <number:text> </number:text>
    </number:number-style>
    <number:number-style style:name="N191P1" style:volatile="true">
      <number:text>-</number:text>
      <number:number number:decimal-places="3" number:min-integer-digits="1" number:grouping="true"/>
      <number:text> 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number:number number:decimal-places="4" number:min-integer-digits="1" number:grouping="true"/>
      <number:text> </number:text>
    </number:number-style>
    <number:number-style style:name="N194P1" style:volatile="true">
      <number:text>-</number:text>
      <number:number number:decimal-places="4" number:min-integer-digits="1" number:grouping="true"/>
      <number:text> </number:text>
    </number:number-style>
    <number:number-style style:name="N194P2" style:volatile="true">
      <number:text> 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7P0" style:volatile="true">
      <number:number number:decimal-places="5" number:min-integer-digits="1" number:grouping="true"/>
      <number:text> </number:text>
    </number:number-style>
    <number:number-style style:name="N197P1" style:volatile="true">
      <number:text>-</number:text>
      <number:number number:decimal-places="5" number:min-integer-digits="1" number:grouping="true"/>
      <number:text> </number:text>
    </number:number-style>
    <number:number-style style:name="N197P2" style:volatile="true">
      <number:text> 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1" number:min-integer-digits="1" number:grouping="true"/>
    </number:number-style>
    <number:number-style style:name="N199">
      <number:number number:decimal-places="3" number:min-integer-digits="1" number:grouping="true"/>
    </number:number-style>
    <number:percentage-style style:name="N200">
      <number:number number:decimal-places="1" number:min-integer-digits="1"/>
      <number:text>%</number:text>
    </number:percentage-style>
    <number:number-style style:name="N201">
      <number:number number:decimal-places="1" number:min-integer-digits="1"/>
    </number:number-style>
    <number:number-style style:name="N202">
      <number:number number:decimal-places="4" number:min-integer-digits="1"/>
    </number:number-style>
    <number:number-style style:name="N203">
      <number:number number:decimal-places="3" number:min-integer-digits="1"/>
    </number:number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04P0"/>
    </number:number-style>
    <number:number-style style:name="N205">
      <number:number number:decimal-places="6" number:min-integer-digits="1"/>
    </number:number-style>
    <number:number-style style:name="N206">
      <number:number number:decimal-places="5" number:min-integer-digits="1"/>
    </number:number-style>
    <number:number-style style:name="N208P0" style:volatile="true">
      <number:number number:decimal-places="2" number:min-integer-digits="1"/>
      <number:text> </number:text>
    </number:number-style>
    <number:number-style style:name="N208">
      <style:text-properties fo:color="#ff0000"/>
      <number:text>-</number:text>
      <number:number number:decimal-places="2" number:min-integer-digits="1"/>
      <number:text> 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209P0"/>
    </number:number-style>
    <number:number-style style:name="N210P0" style:volatile="true">
      <number:number number:decimal-places="3" number:min-integer-digits="1" number:grouping="true"/>
      <number:text> </number:text>
    </number:number-style>
    <number:number-style style:name="N210">
      <style:text-properties fo:color="#ff0000"/>
      <number:text>-</number:text>
      <number:number number:decimal-places="3" number:min-integer-digits="1" number:grouping="true"/>
      <number:text> </number:text>
      <style:map style:condition="value()&gt;=0" style:apply-style-name="N210P0"/>
    </number:number-style>
    <number:number-style style:name="N211P0" style:volatile="true">
      <number:number number:decimal-places="1" number:min-integer-digits="1" number:grouping="true"/>
      <number:text> </number:text>
    </number:number-style>
    <number:number-style style:name="N211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211P0"/>
    </number:number-style>
    <number:date-style style:name="N5142" number:language="th" number:country="TH">
      <number:day/>
      <number:text>/</number:text>
      <number:month/>
      <number:text>/</number:text>
      <number:year number:style="long"/>
    </number:date-style>
    <number:date-style style:name="N5143" number:language="th" number:country="TH">
      <number:day/>
      <number:text>-</number:text>
      <number:month number:textual="true"/>
      <number:text>-</number:text>
      <number:year/>
    </number:date-style>
    <number:date-style style:name="N5144" number:language="th" number:country="TH">
      <number:day/>
      <number:text>-</number:text>
      <number:month number:textual="true"/>
    </number:date-style>
    <number:date-style style:name="N5145" number:language="th" number:country="TH">
      <number:month number:textual="true"/>
      <number:text>-</number:text>
      <number:year/>
    </number:date-style>
    <number:time-style style:name="N5146" number:language="th" number:country="TH">
      <number:hours/>
      <number:text>:</number:text>
      <number:minutes number:style="long"/>
      <number:text> </number:text>
      <number:am-pm/>
    </number:time-style>
    <number:time-style style:name="N5147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48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49" number:language="th" number:country="TH" number:transliteration-format="๑" number:transliteration-language="th" number:transliteration-country="TH" number:transliteration-style="short">
      <number:fraction number:min-integer-digits="0" number:min-numerator-digits="1" number:min-denominator-digits="1"/>
    </number:number-style>
    <number:number-style style:name="N5150" number:language="th" number:country="TH" number:transliteration-format="๑" number:transliteration-language="th" number:transliteration-country="TH" number:transliteration-style="short">
      <number:fraction number:min-integer-digits="0" number:min-numerator-digits="2" number:min-denominator-digits="2"/>
    </number:number-style>
    <number:date-style style:name="N5151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5152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5153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5154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515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5156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5157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5158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5159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5160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left="1cm" fo:margin-right="0.7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8">28/05/2008</text:date>, <text:time>10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wichai tos</meta:initial-creator>
    <meta:creation-date>2008-05-26T16:27:07</meta:creation-date>
    <dc:creator>wichai tos</dc:creator>
    <dc:date>2008-05-28T10:53:56</dc:date>
    <meta:printed-by>wichai tos</meta:printed-by>
    <meta:print-date>2008-05-28T10:48:38</meta:print-date>
    <dc:language>en-US</dc:language>
    <meta:editing-cycles>6</meta:editing-cycles>
    <meta:editing-duration>PT1H56M33S</meta:editing-duration>
    <meta:user-defined meta:name="Info 1"/>
    <meta:user-defined meta:name="Info 2"/>
    <meta:user-defined meta:name="Info 3"/>
    <meta:user-defined meta:name="Info 4"/>
    <meta:document-statistic meta:table-count="3" meta:cell-count="172"/>
  </office:meta>
</office:document-meta>
</file>